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text-properties style:font-name="Times New Roman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>This is an ODT template document used to generate personalized documents for your customers or suppliers.</text:p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7">mycompany_country_code = {mycompany_country_code}</text:p>
      <text:p text:style-name="P7">mycompany_state = {mycompany_state}</text:p>
      <text:p text:style-name="P7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7">mycompany_idprof5 = {mycompany_idprof5}</text:p>
      <text:p text:style-name="P7">mycompany_idprof6 = {mycompany_idprof6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4">Customers, prospects or suppliers information: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7">company_country_code = {company_country_code}</text:p>
      <text:p text:style-name="P7">company_state = {company_state}</text:p>
      <text:p text:style-name="P7">company_state_code = {company_state_code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7">company_idprof5 = {company_idprof5}</text:p>
      <text:p text:style-name="P7">company_idprof6 = {company_idprof6}</text:p>
      <text:p text:style-name="P3">company_vatnumber = {company_vatnumber}</text:p>
      <text:p text:style-name="P3">company_note = {company_note}</text:p>
      <text:p text:style-name="Standard"><text:soft-page-break/>...</text:p>
      <text:p text:style-name="Standard"/>
      <text:p text:style-name="P4">User information:</text:p>
      <text:p text:style-name="P5">myuser_lastname = {myuser_lastname}</text:p>
      <text:p text:style-name="P5">myuser_firstname = {myuser_firstname}</text:p>
      <text:p text:style-name="P5">myuser_login = {myuser_login}</text:p>
      <text:p text:style-name="P5">myuser_email = {myuser_email}</text:p>
      <text:p text:style-name="P5">...</text:p>
      <text:p text:style-name="P6"/>
      <text:p text:style-name="Standard"/>
      <text:p text:style-name="Standard"/>
      <text:p text:style-name="Standard">For complete list of available tags, see on user documentation about using ODT templates on wiki:</text:p>
      <text:p text:style-name="Standard"><text:a xlink:type="simple" xlink:href="http://wiki.dolibarr.org/index.php/Create_an_ODT_document_template">http://wiki.dolibarr.org/index.php/Create_an_ODT_document_templa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21S</meta:editing-duration>
    <meta:editing-cycles>40</meta:editing-cycles>
    <meta:generator>LibreOffice/3.5$Linux_X86_64 LibreOffice_project/350m1$Build-2</meta:generator>
    <dc:date>2013-03-10T16:02:47</dc:date>
    <dc:creator>Laurent </dc:creator>
    <meta:document-statistic meta:table-count="0" meta:image-count="0" meta:object-count="0" meta:page-count="2" meta:paragraph-count="65" meta:word-count="242" meta:character-count="2482" meta:non-whitespace-character-count="2304"/>
    <meta:user-defined meta:name="Info 1"/>
    <meta:user-defined meta:name="Info 2"/>
    <meta:user-defined meta:name="Info 3"/>
    <meta:user-defined meta:name="Info 4"/>
  </office:meta>
</office:document-meta>
</file>